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2898" officeooo:paragraph-rsid="00192898"/>
    </style:style>
    <style:style style:name="P2" style:family="paragraph" style:parent-style-name="Standard" style:list-style-name="L1">
      <style:text-properties officeooo:rsid="00192898" officeooo:paragraph-rsid="00192a2a"/>
    </style:style>
    <style:style style:name="P3" style:family="paragraph" style:parent-style-name="Standard" style:list-style-name="L1">
      <style:text-properties officeooo:rsid="00192a2a" officeooo:paragraph-rsid="00192a2a"/>
    </style:style>
    <style:style style:name="P4" style:family="paragraph" style:parent-style-name="Standard" style:list-style-name="L1">
      <style:text-properties officeooo:rsid="001fb160" officeooo:paragraph-rsid="001fb160"/>
    </style:style>
    <style:style style:name="P5" style:family="paragraph" style:parent-style-name="Standard" style:list-style-name="L1">
      <style:text-properties officeooo:rsid="00292c8c" officeooo:paragraph-rsid="00292c8c"/>
    </style:style>
    <style:style style:name="P6" style:family="paragraph" style:parent-style-name="Standard" style:list-style-name="L1">
      <style:text-properties officeooo:rsid="0019c706" officeooo:paragraph-rsid="0019c706"/>
    </style:style>
    <style:style style:name="P7" style:family="paragraph" style:parent-style-name="Standard" style:list-style-name="L1">
      <style:text-properties officeooo:rsid="001b8b4d" officeooo:paragraph-rsid="001b8b4d"/>
    </style:style>
    <style:style style:name="P8" style:family="paragraph" style:parent-style-name="Standard" style:list-style-name="L1">
      <style:text-properties officeooo:rsid="001db9d1" officeooo:paragraph-rsid="001db9d1"/>
    </style:style>
    <style:style style:name="P9" style:family="paragraph" style:parent-style-name="Standard" style:list-style-name="L1">
      <style:text-properties officeooo:rsid="001db9d1" officeooo:paragraph-rsid="0032ff1d"/>
    </style:style>
    <style:style style:name="P10" style:family="paragraph" style:parent-style-name="Standard" style:list-style-name="L1">
      <style:text-properties officeooo:rsid="001db9d1" officeooo:paragraph-rsid="00344d7c"/>
    </style:style>
    <style:style style:name="P11" style:family="paragraph" style:parent-style-name="Standard" style:list-style-name="L1">
      <style:text-properties officeooo:rsid="001f1845" officeooo:paragraph-rsid="001f1845"/>
    </style:style>
    <style:style style:name="P12" style:family="paragraph" style:parent-style-name="Standard" style:list-style-name="L1">
      <style:text-properties officeooo:rsid="002e9c9c" officeooo:paragraph-rsid="002e9c9c"/>
    </style:style>
    <style:style style:name="P13" style:family="paragraph" style:parent-style-name="Standard" style:list-style-name="L1">
      <style:text-properties officeooo:rsid="00303f95" officeooo:paragraph-rsid="00303f95"/>
    </style:style>
    <style:style style:name="P14" style:family="paragraph" style:parent-style-name="Standard" style:list-style-name="L1">
      <style:text-properties officeooo:rsid="003357c9" officeooo:paragraph-rsid="003357c9"/>
    </style:style>
    <style:style style:name="T1" style:family="text">
      <style:text-properties officeooo:rsid="00192a2a"/>
    </style:style>
    <style:style style:name="T2" style:family="text">
      <style:text-properties officeooo:rsid="0019c706"/>
    </style:style>
    <style:style style:name="T3" style:family="text">
      <style:text-properties officeooo:rsid="001bf8a7"/>
    </style:style>
    <style:style style:name="T4" style:family="text">
      <style:text-properties officeooo:rsid="001f1845"/>
    </style:style>
    <style:style style:name="T5" style:family="text">
      <style:text-properties officeooo:rsid="0020d31a"/>
    </style:style>
    <style:style style:name="T6" style:family="text">
      <style:text-properties officeooo:rsid="0023b12f"/>
    </style:style>
    <style:style style:name="T7" style:family="text">
      <style:text-properties officeooo:rsid="0026acda"/>
    </style:style>
    <style:style style:name="T8" style:family="text">
      <style:text-properties officeooo:rsid="00292c8c"/>
    </style:style>
    <style:style style:name="T9" style:family="text">
      <style:text-properties officeooo:rsid="002abd76"/>
    </style:style>
    <style:style style:name="T10" style:family="text">
      <style:text-properties officeooo:rsid="002ad182"/>
    </style:style>
    <style:style style:name="T11" style:family="text">
      <style:text-properties officeooo:rsid="002c8f43"/>
    </style:style>
    <style:style style:name="T12" style:family="text">
      <style:text-properties officeooo:rsid="002e0002"/>
    </style:style>
    <style:style style:name="T13" style:family="text">
      <style:text-properties officeooo:rsid="002e9c9c"/>
    </style:style>
    <style:style style:name="T14" style:family="text">
      <style:text-properties officeooo:rsid="001b8b4d"/>
    </style:style>
    <style:style style:name="T15" style:family="text">
      <style:text-properties officeooo:rsid="002f60f9"/>
    </style:style>
    <style:style style:name="T16" style:family="text">
      <style:text-properties officeooo:rsid="00303f95"/>
    </style:style>
    <style:style style:name="T17" style:family="text">
      <style:text-properties officeooo:rsid="0031111a"/>
    </style:style>
    <style:style style:name="T18" style:family="text">
      <style:text-properties officeooo:rsid="003189b6"/>
    </style:style>
    <style:style style:name="T19" style:family="text">
      <style:text-properties officeooo:rsid="0032ff1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12439001815908613" text:style-name="L1">
        <text:list-item>
          <text:p text:style-name="P1">Movie FB likes vs Director FB likes.</text:p>
        </text:list-item>
        <text:list-item>
          <text:p text:style-name="P1">Cast total FB likes vs Num of vote<text:span text:style-name="T2">d </text:span>users.</text:p>
        </text:list-item>
        <text:list-item>
          <text:p text:style-name="P2"><text:span text:style-name="T1">Movie FB likes vs </text:span>Cast total FB likes .</text:p>
        </text:list-item>
        <text:list-item>
          <text:p text:style-name="P3">Avg IMDB score per year.</text:p>
        </text:list-item>
        <text:list-item>
          <text:p text:style-name="P4">Avg movie duration per year.</text:p>
        </text:list-item>
        <text:list-item>
          <text:p text:style-name="P4">Number of movies released per year.</text:p>
        </text:list-item>
        <text:list-item>
          <text:p text:style-name="P5">Number of movies released <text:span text:style-name="T9">in each</text:span> country.</text:p>
        </text:list-item>
        <text:list-item>
          <text:p text:style-name="P6"><text:span text:style-name="T5">Top 5 </text:span>Highest budget movies per country.</text:p>
        </text:list-item>
        <text:list-item>
          <text:p text:style-name="P6"><text:span text:style-name="T5">Top 5 </text:span>Highest grossed movies per country.</text:p>
        </text:list-item>
        <text:list-item>
          <text:p text:style-name="P6">Top <text:span text:style-name="T6">10 Highest</text:span> user voted films per language vs IMDB score.</text:p>
        </text:list-item>
        <text:list-item>
          <text:p text:style-name="P6"><text:span text:style-name="T7">Top 3 </text:span>Highest IMDB score<text:span text:style-name="T10">d</text:span> film <text:span text:style-name="T10">in each</text:span> language.</text:p>
        </text:list-item>
        <text:list-item>
          <text:p text:style-name="P7"><text:span text:style-name="T13">Top 5 </text:span>IMDB scores of movies with <text:span text:style-name="T4">Box office </text:span>losses <text:span text:style-name="T13">per year. (English only)</text:span></text:p>
        </text:list-item>
        <text:list-item>
          <text:p text:style-name="P12">Top 10 <text:span text:style-name="T14">IMDB scores of movies with Box office losses </text:span>of all time. <text:span text:style-name="T15">(English only)</text:span></text:p>
        </text:list-item>
        <text:list-item>
          <text:p text:style-name="P7">Top <text:span text:style-name="T11">20</text:span> Most common plot keyword <text:span text:style-name="T12">of all time.</text:span></text:p>
        </text:list-item>
        <text:list-item>
          <text:p text:style-name="P7">Number of <text:span text:style-name="T3">B&amp;W</text:span> and color movies released.</text:p>
        </text:list-item>
        <text:list-item>
          <text:p text:style-name="P9">Top <text:span text:style-name="T18">10</text:span> B&amp;W films highest <text:span text:style-name="T16">user voted</text:span> <text:span text:style-name="T17">vs IMDB score.</text:span></text:p>
        </text:list-item>
        <text:list-item>
          <text:p text:style-name="P9">Top <text:span text:style-name="T18">10</text:span> B&amp;W films highest <text:span text:style-name="T17">number of critic reviews</text:span> <text:span text:style-name="T17">vs IMDB score</text:span></text:p>
        </text:list-item>
        <text:list-item>
          <text:p text:style-name="P13">Top <text:span text:style-name="T19">10</text:span> highest IMDB scored B&amp;W films.</text:p>
        </text:list-item>
        <text:list-item>
          <text:p text:style-name="P14">Movies with IMDB score above 9.</text:p>
        </text:list-item>
        <text:list-item>
          <text:p text:style-name="P10">Top <text:span text:style-name="T18">10 </text:span>films highest <text:span text:style-name="T17">number of critic reviews</text:span> <text:span text:style-name="T17">vs IMDB score</text:span></text:p>
        </text:list-item>
        <text:list-item>
          <text:p text:style-name="P10">Top <text:span text:style-name="T18">10 </text:span>films highest <text:span text:style-name="T16">user voted</text:span> <text:span text:style-name="T17">vs IMDB score.</text:span></text:p>
        </text:list-item>
        <text:list-item>
          <text:p text:style-name="P8">Top 10 FB likes – Movies <text:span text:style-name="T8">with</text:span> IMDB scores</text:p>
        </text:list-item>
        <text:list-item>
          <text:p text:style-name="P8">Top 10 FB likes - Director. <text:span text:style-name="T8">with</text:span> IMDB scores</text:p>
        </text:list-item>
        <text:list-item>
          <text:p text:style-name="P8">Top 10 FB likes – Actor 1. <text:span text:style-name="T8">with </text:span>IMDB scores</text:p>
        </text:list-item>
        <text:list-item>
          <text:p text:style-name="P8">Top 10 FB likes – Actor 2. <text:span text:style-name="T8">with </text:span>IMDB scores</text:p>
        </text:list-item>
        <text:list-item>
          <text:p text:style-name="P8">Top 10 FB likes – Actor 3. <text:span text:style-name="T8">with </text:span>IMDB scores</text:p>
        </text:list-item>
        <text:list-item>
          <text:p text:style-name="P11">Top 10 highest budget movies and their genres.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56:23.903413141</meta:creation-date>
    <dc:date>2017-08-26T22:41:35.139757510</dc:date>
    <meta:editing-duration>PT12H20M24S</meta:editing-duration>
    <meta:editing-cycles>19</meta:editing-cycles>
    <meta:generator>LibreOffice/5.1.6.2$Linux_x86 LibreOffice_project/10m0$Build-2</meta:generator>
    <meta:document-statistic meta:table-count="0" meta:image-count="0" meta:object-count="0" meta:page-count="1" meta:paragraph-count="28" meta:word-count="262" meta:character-count="1293" meta:non-whitespace-character-count="1082"/>
  </office:meta>
</office:document-meta>
</file>